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style:font-name="Times" fo:font-size="12pt"/>
    </style:style>
    <style:style style:name="P2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style:font-name="Times" fo:font-size="13pt" fo:font-weight="bold"/>
    </style:style>
    <style:style style:name="P3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style:font-name="Times" fo:font-size="12pt" officeooo:paragraph-rsid="001915ce"/>
    </style:style>
    <style:style style:name="T1" style:family="text">
      <style:text-properties officeooo:rsid="00191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der: datasets (x1)</text:p>
      <text:p text:style-name="P2"><text:tab/>Folder: {DataSetId} (xN)</text:p>
      <text:p text:style-name="P2"><text:tab/><text:tab/>File: settings (x1)</text:p>
      <text:p text:style-name="P1"><text:tab/><text:tab/>Config file (???)</text:p>
      <text:p text:style-name="P1"><text:tab/><text:tab/><text:tab/>Name={DataSetName}</text:p>
      <text:p text:style-name="P2"><text:tab/><text:tab/>Folder: refgenome</text:p>
      <text:p text:style-name="P2"><text:tab/><text:tab/><text:tab/>File: setup (x1)</text:p>
      <text:p text:style-name="P1"><text:tab/><text:tab/><text:tab/>Setup config file (???)</text:p>
      <text:p text:style-name="P1"><text:tab/><text:tab/><text:tab/><text:tab/>AnnotMaxViewportSize=[Value in mbases]</text:p>
      <text:p text:style-name="P1"><text:tab/><text:tab/><text:tab/><text:tab/>RefSequenceSumm=true/false</text:p>
      <text:p text:style-name="P2"><text:tab/><text:tab/><text:tab/>File: chromosomes (x0,1)</text:p>
      <text:p text:style-name="P1"><text:tab/><text:tab/><text:tab/>No header. Lines:</text:p>
      <text:p text:style-name="P1"><text:tab/><text:tab/><text:tab/>{ChromosomeId}\t{Length(mb)}</text:p>
      <text:p text:style-name="P2"><text:tab/><text:tab/><text:tab/>File: annotation.gff (x0,1)</text:p>
      <text:p text:style-name="P1"><text:tab/><text:tab/><text:tab/>Reference genome annotation (GFF format)</text:p>
      <text:p text:style-name="P2"><text:tab/><text:tab/><text:tab/>File: refsequence.fa (x0,1)</text:p>
      <text:p text:style-name="P1"><text:tab/><text:tab/><text:tab/>Reference genome sequence (FASTA format)</text:p>
      <text:p text:style-name="P2"><text:tab/><text:tab/><text:tab/>File: externallinks</text:p>
      <text:p text:style-name="P1"><text:tab/><text:tab/><text:tab/>No header. Lines:</text:p>
      <text:p text:style-name="P1"><text:tab/><text:tab/><text:tab/>{LinkType}\t{LinkName}\t{LinkUrl}</text:p>
      <text:p text:style-name="P1"><text:tab/><text:tab/><text:tab/>Possible {LinkType} values:</text:p>
      <text:p text:style-name="P1"><text:tab/><text:tab/><text:tab/>annotation_gene. {LinkUrl} should contain {id}</text:p>
      <text:p text:style-name="P2"><text:tab/><text:tab/><text:tab/>Folder: summaryvalues (x1)</text:p>
      <text:p text:style-name="P2"><text:tab/><text:tab/><text:tab/><text:tab/>Folder: {SummaryValueId} (xN)</text:p>
      <text:p text:style-name="P2"><text:tab/><text:tab/><text:tab/><text:tab/><text:tab/>File: values (x1)</text:p>
      <text:p text:style-name="P1"><text:tab/><text:tab/><text:tab/><text:tab/><text:tab/>Data file with values to be summarised. Format: see ???</text:p>
      <text:p text:style-name="P2"><text:tab/><text:tab/><text:tab/><text:tab/><text:tab/>File: settings (x1)</text:p>
      <text:p text:style-name="P1"><text:tab/><text:tab/><text:tab/><text:tab/><text:tab/>Config file (???)</text:p>
      <text:p text:style-name="P1"><text:tab/><text:tab/><text:tab/><text:tab/><text:tab/><text:tab/>DataTableId={DataTableId}</text:p>
      <text:p text:style-name="P1"><text:tab/><text:tab/><text:tab/><text:tab/><text:tab/><text:tab/>Name={Name}</text:p>
      <text:p text:style-name="P1"><text:tab/><text:tab/><text:tab/><text:tab/><text:tab/><text:tab/>Order={OrderValue}</text:p>
      <text:p text:style-name="P1"><text:tab/><text:tab/><text:tab/><text:tab/><text:tab/><text:tab/>ChannelColor=RGB string</text:p>
      <text:p text:style-name="P1"><text:tab/><text:tab/><text:tab/><text:tab/><text:tab/><text:tab/>MinVal=</text:p>
      <text:p text:style-name="P1"><text:tab/><text:tab/><text:tab/><text:tab/><text:tab/><text:tab/>MaxVal=</text:p>
      <text:p text:style-name="P3"><text:tab/><text:tab/><text:tab/><text:tab/><text:tab/><text:tab/><text:span text:style-name="T1">BlockSizeMin</text:span>=</text:p>
      <text:p text:style-name="P1"><text:tab/><text:tab/><text:tab/><text:tab/><text:tab/><text:tab/>BlockSizeMax=</text:p>
      <text:p text:style-name="P2"><text:tab/><text:tab/>Folder: datatables (x1)</text:p>
      <text:p text:style-name="P2"><text:tab/><text:tab/><text:tab/>Folder: {DataTableId} (x N)</text:p>
      <text:p text:style-name="P2"><text:tab/><text:tab/><text:tab/><text:tab/>File: settings (x1)</text:p>
      <text:p text:style-name="P1"><text:tab/><text:tab/><text:tab/><text:tab/>Config file (???)</text:p>
      <text:p text:style-name="P1"><text:tab/><text:tab/><text:tab/><text:tab/><text:tab/>NameSingle={Name}</text:p>
      <text:p text:style-name="P1"><text:tab/><text:tab/><text:tab/><text:tab/><text:tab/>NamePlural={Name}</text:p>
      <text:p text:style-name="P1"><text:tab/><text:tab/><text:tab/><text:tab/><text:tab/>PrimKey={PrimaryKeyPropId}</text:p>
      <text:p text:style-name="P1"><text:tab/><text:tab/><text:tab/><text:tab/><text:tab/>IsPositionOnGenome=true/false</text:p>
      <text:p text:style-name="P1"><text:tab/><text:tab/><text:tab/><text:tab/><text:tab/>FetchRecordCount=true/false</text:p>
      <text:p text:style-name="P1"><text:tab/><text:tab/><text:tab/><text:tab/><text:tab/>QuickFindFields=[{PropId},]xN</text:p>
      <text:p text:style-name="P1"><text:tab/><text:tab/><text:tab/><text:tab/><text:tab/>GenomeMaxViewportSizeX=Value (bases)</text:p>
      <text:p text:style-name="P2"><text:soft-page-break/><text:tab/><text:tab/><text:tab/><text:tab/>Folder: properties (x1)</text:p>
      <text:p text:style-name="P2"><text:tab/><text:tab/><text:tab/><text:tab/><text:tab/>File: {PropId} (xN)</text:p>
      <text:p text:style-name="P1"><text:tab/><text:tab/><text:tab/><text:tab/><text:tab/>Config file (???)</text:p>
      <text:p text:style-name="P1"><text:tab/><text:tab/><text:tab/><text:tab/><text:tab/><text:tab/>DataType</text:p>
      <text:p text:style-name="P1"><text:tab/><text:tab/><text:tab/><text:tab/><text:tab/><text:tab/>Name</text:p>
      <text:p text:style-name="P1"><text:tab/><text:tab/><text:tab/><text:tab/><text:tab/><text:tab/>Order</text:p>
      <text:p text:style-name="P1"><text:tab/><text:tab/><text:tab/><text:tab/><text:tab/><text:tab/>IsCategorical=yes/no</text:p>
      <text:p text:style-name="P1"><text:tab/><text:tab/><text:tab/><text:tab/><text:tab/><text:tab/>decimDigits=int</text:p>
      <text:p text:style-name="P1"><text:tab/><text:tab/><text:tab/><text:tab/><text:tab/><text:tab/>minval=float</text:p>
      <text:p text:style-name="P1"><text:tab/><text:tab/><text:tab/><text:tab/><text:tab/><text:tab/>maxval<text:tab/>=float</text:p>
      <text:p text:style-name="P1"><text:tab/><text:tab/><text:tab/><text:tab/><text:tab/><text:tab/>showInTable=true/false</text:p>
      <text:p text:style-name="P1"><text:tab/><text:tab/><text:tab/><text:tab/><text:tab/><text:tab/>showInBrowser=boolean</text:p>
      <text:p text:style-name="P1"><text:tab/><text:tab/><text:tab/><text:tab/><text:tab/><text:tab/>connectLines=boolean</text:p>
      <text:p text:style-name="P1"><text:tab/><text:tab/><text:tab/><text:tab/><text:tab/><text:tab/>categoryColors=value-color dict</text:p>
      <text:p text:style-name="P2"><text:tab/><text:tab/><text:tab/><text:tab/>File: data (x1)</text:p>
      <text:p text:style-name="P1"><text:tab/><text:tab/><text:tab/><text:tab/>Tab-delimited files with a line for each item, and a column</text:p>
      <text:p text:style-name="P1"><text:tab/><text:tab/><text:tab/><text:tab/>for each property. Header has {PropId}'s.</text:p>
      <text:p text:style-name="P2"><text:tab/><text:tab/><text:tab/><text:tab/>Folder: summaryvalues (x0,1)</text:p>
      <text:p text:style-name="P2"><text:tab/><text:tab/><text:tab/><text:tab/><text:tab/>File: {TrackId} (xN)<text:tab/><text:tab/><text:tab/><text:tab/><text:tab/></text:p>
      <text:p text:style-name="P1"><text:tab/><text:tab/><text:tab/><text:tab/><text:tab/>Config file (???)</text:p>
      <text:p text:style-name="P1"><text:tab/><text:tab/><text:tab/><text:tab/><text:tab/><text:tab/>Name=string</text:p>
      <text:p text:style-name="P1"><text:tab/><text:tab/><text:tab/><text:tab/><text:tab/><text:tab/>MinVal=float</text:p>
      <text:p text:style-name="P1"><text:tab/><text:tab/><text:tab/><text:tab/><text:tab/><text:tab/>MaxVal=float</text:p>
      <text:p text:style-name="P1"><text:tab/><text:tab/><text:tab/><text:tab/><text:tab/><text:tab/>MinBlockSize=int</text:p>
      <text:p text:style-name="P1"><text:tab/><text:tab/><text:tab/><text:tab/><text:tab/><text:tab/>channelColor=RGB string</text:p>
      <text:p text:style-name="P1"><text:tab/><text:tab/><text:tab/><text:tab/><text:tab/><text:tab/>defaultVisible=true/false</text:p>
      <text:p text:style-name="P1"><text:tab/><text:tab/><text:tab/><text:tab/><text:tab/><text:tab/>Location=path of data file containing {ItemId}</text:p>
      <text:p text:style-name="P2"><text:tab/><text:tab/>Fold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Paul Vauterin</meta:initial-creator>
    <dc:date>2013-11-28T09:34:38.945573700</dc:date>
    <dc:creator>Paul Vauterin</dc:creator>
    <meta:editing-duration>P0D</meta:editing-duration>
    <meta:editing-cycles>1</meta:editing-cycles>
    <meta:document-statistic meta:table-count="0" meta:image-count="0" meta:object-count="0" meta:page-count="2" meta:paragraph-count="75" meta:word-count="183" meta:character-count="2012" meta:non-whitespace-character-count="1565"/>
  </office:meta>
</office:document-meta>
</file>